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15E5998A545CF23B5D1.png" manifest:media-type="image/png"/>
  <manifest:file-entry manifest:full-path="Pictures/10000201000001F4000001F4BCDB9CB9139B7751.png" manifest:media-type="image/png"/>
  <manifest:file-entry manifest:full-path="Pictures/10000201000000FF000000CE8BB9C06A177432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1cm, 8.796cm, 8.897cm, 1.63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1cm, 4.596cm, 8.897cm, 5.83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1cm, 0.396cm, 8.897cm, 10.03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8.795cm, 4.697cm, 1.63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4.596cm, 4.697cm, 5.83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.396cm, 4.697cm, 10.0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31cm, 4.596cm, 0.497cm, 5.83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2cm, 0cm, 0cm, 1.59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47cm, 1.081cm, 2.512cm, 9.518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99cm" svg:height="3.599cm" svg:x="0.4cm" svg:y="0.4cm">
          <draw:image xlink:href="Pictures/10000201000001F4000001F4BCDB9CB9139B7751.png" xlink:type="simple" xlink:show="embed" xlink:actuate="onLoad">
            <text:p/>
          </draw:image>
        </draw:frame>
        <draw:frame draw:style-name="gr2" draw:text-style-name="P1" draw:layer="layout" svg:width="2.799cm" svg:height="3.599cm" svg:x="0.401cm" svg:y="4.001cm">
          <draw:image xlink:href="Pictures/10000201000001F4000001F4BCDB9CB9139B7751.png" xlink:type="simple" xlink:show="embed" xlink:actuate="onLoad">
            <text:p/>
          </draw:image>
        </draw:frame>
        <draw:frame draw:style-name="gr3" draw:text-style-name="P1" draw:layer="layout" svg:width="2.799cm" svg:height="3.599cm" svg:x="0.401cm" svg:y="7.4cm">
          <draw:image xlink:href="Pictures/10000201000001F4000001F4BCDB9CB9139B7751.png" xlink:type="simple" xlink:show="embed" xlink:actuate="onLoad">
            <text:p/>
          </draw:image>
        </draw:frame>
        <draw:frame draw:style-name="gr4" draw:text-style-name="P1" draw:layer="layout" svg:width="2.799cm" svg:height="3.599cm" svg:x="0.601cm" svg:y="10.801cm">
          <draw:image xlink:href="Pictures/10000201000001F4000001F4BCDB9CB9139B7751.png" xlink:type="simple" xlink:show="embed" xlink:actuate="onLoad">
            <text:p/>
          </draw:image>
        </draw:frame>
        <draw:frame draw:style-name="gr5" draw:text-style-name="P1" draw:layer="layout" svg:width="2.799cm" svg:height="3.599cm" svg:x="3.001cm" svg:y="0.402cm">
          <draw:image xlink:href="Pictures/10000201000001F4000001F4BCDB9CB9139B7751.png" xlink:type="simple" xlink:show="embed" xlink:actuate="onLoad">
            <text:p/>
          </draw:image>
        </draw:frame>
        <draw:frame draw:style-name="gr6" draw:text-style-name="P1" draw:layer="layout" svg:width="2.799cm" svg:height="3.599cm" svg:x="3.201cm" svg:y="4cm">
          <draw:image xlink:href="Pictures/10000201000001F4000001F4BCDB9CB9139B7751.png" xlink:type="simple" xlink:show="embed" xlink:actuate="onLoad">
            <text:p/>
          </draw:image>
        </draw:frame>
        <draw:frame draw:style-name="gr7" draw:text-style-name="P1" draw:layer="layout" svg:width="2.799cm" svg:height="3.599cm" svg:x="3.4cm" svg:y="7.401cm">
          <draw:image xlink:href="Pictures/10000201000001F4000001F4BCDB9CB9139B7751.png" xlink:type="simple" xlink:show="embed" xlink:actuate="onLoad">
            <text:p/>
          </draw:image>
        </draw:frame>
        <draw:frame draw:style-name="gr8" draw:text-style-name="P1" draw:layer="layout" svg:width="5.154cm" svg:height="5.206cm" svg:x="12.2cm" svg:y="5.4cm">
          <draw:image xlink:href="Pictures/10000201000000FF000000CE8BB9C06A17743255.png" xlink:type="simple" xlink:show="embed" xlink:actuate="onLoad">
            <text:p/>
          </draw:image>
        </draw:frame>
        <draw:frame draw:style-name="gr9" draw:text-style-name="P2" draw:layer="layout" svg:width="14.799cm" svg:height="2.799cm" svg:x="10.601cm" svg:y="8.4cm">
          <draw:image xlink:href="Pictures/10000000000003C00000015E5998A545CF23B5D1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5:45:25.611511062</meta:creation-date>
    <dc:date>2020-06-13T11:00:11.755464817</dc:date>
    <meta:editing-duration>PT17M7S</meta:editing-duration>
    <meta:editing-cycles>3</meta:editing-cycles>
    <meta:generator>LibreOffice/6.0.7.3$Linux_X86_64 LibreOffice_project/00m0$Build-3</meta:generator>
    <meta:document-statistic meta:object-count="32"/>
  </office:meta>
</office:document-meta>
</file>